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  <style:text-properties fo:color="#ffffff" loext:opacity="100%" style:font-name="Google Sans" fo:font-size="20pt" fo:font-weight="bold" style:font-size-asian="20pt" style:font-name-complex="Google Sans" style:font-size-complex="20pt" style:font-weight-complex="bold"/>
    </style:style>
    <style:style style:name="P19" style:family="paragraph">
      <style:text-properties fo:color="#ffffff" loext:opacity="100%" fo:font-size="20pt" style:font-size-asian="20pt" style:font-size-complex="20pt"/>
    </style:style>
    <style:style style:name="P20" style:family="paragraph">
      <style:paragraph-properties fo:margin-left="0cm" fo:margin-right="0cm" style:line-height-at-least="0.582cm" fo:text-indent="0cm"/>
      <style:text-properties fo:font-size="24pt" style:font-size-asian="24pt" style:font-name-complex="Google Sans" style:font-size-complex="24pt"/>
    </style:style>
    <style:style style:name="P21" style:family="paragraph">
      <style:text-properties fo:font-size="24pt" style:font-size-asian="24pt" style:font-size-complex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ffffff" loext:opacity="100%" style:font-name="Google Sans" fo:font-size="20pt" fo:font-style="italic" fo:font-weight="bold" style:font-size-asian="20pt" style:font-style-asian="italic" style:font-name-complex="Google Sans" style:font-size-complex="20pt" style:font-style-complex="italic" style:font-weight-complex="bold"/>
    </style:style>
    <style:style style:name="T12" style:family="text">
      <style:text-properties fo:color="#ffffff" loext:opacity="100%" style:font-name="Google Sans" fo:font-size="20pt" fo:font-style="italic" style:font-size-asian="20pt" style:font-style-asian="italic" style:font-name-complex="Google Sans" style:font-size-complex="20pt" style:font-style-complex="italic"/>
    </style:style>
    <style:style style:name="T13" style:family="text">
      <style:text-properties fo:color="#ffffff" loext:opacity="100%" style:font-name="Google Sans" fo:font-size="20pt" fo:font-style="italic" fo:font-weight="normal" style:font-size-asian="20pt" style:font-style-asian="italic" style:font-weight-asian="normal" style:font-name-complex="Google Sans" style:font-size-complex="20pt" style:font-style-complex="italic" style:font-weight-complex="normal"/>
    </style:style>
    <style:style style:name="T14" style:family="text">
      <style:text-properties fo:color="#ffffff" loext:opacity="100%" style:font-name="Google Sans" fo:font-size="20pt" style:font-size-asian="20pt" style:font-name-complex="Google Sans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</text:span><text:span text:style-name="T2">набор </text:span><text:span text:style-name="T2">параллельных, </text:span><text:span text:style-name="T2">независимых и </text:span><text:span text:style-name="T2">вложенных друг </text:span><text:span text:style-name="T2">в друга </text:span><text:span text:style-name="T2">процессов, </text:span><text:span text:style-name="T2">направлена на </text:span><text:span text:style-name="T2">восстановление </text:span><text:span text:style-name="T2">и/или </text:span><text:span text:style-name="T2">сохранение </text:span><text:span text:style-name="T2">нормы.</text:span></text:p>
                <text:p text:style-name="P11"><text:span text:style-name="T2">Вот простой </text:span><text:span text:style-name="T2">пример: пока я </text:span><text:span text:style-name="T2">ем, я правой </text:span><text:span text:style-name="T2">рукой подношу </text:span><text:span text:style-name="T2">ложку ко рту, </text:span><text:span text:style-name="T2">левой — держу </text:span><text:span text:style-name="T2">телефон, в </text:span><text:span text:style-name="T2">котором бубнит </text:span><text:span text:style-name="T2">собеседник, </text:span><text:span text:style-name="T2">трясу ногой и </text:span><text:span text:style-name="T2">смотрю </text:span><text:span text:style-name="T2">телевизор. Все </text:span><text:span text:style-name="T2">эти процессы </text:span><text:span text:style-name="T2">идут </text:span><text:span text:style-name="T2">параллельно и </text:span><text:span text:style-name="T2">независимо друг </text:span><text:span text:style-name="T2">от друга — и все </text:span><text:span text:style-name="T2">они вложены в </text:span><text:span text:style-name="T2">более общий </text:span><text:span text:style-name="T2">процесс «приём </text:span><text:span text:style-name="T2">пищи». Это </text:span><text:span text:style-name="T2">важно для </text:span><text:span text:style-name="T2">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14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16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7" draw:layer="layout" svg:width="14.8cm" svg:height="2cm" svg:x="6.6cm" svg:y="0.6cm" presentation:class="title">
          <draw:text-box>
            <text:p text:style-name="P17"><text:span text:style-name="T8">Система достижения (BAS / Approach)</text:span></text:p>
          </draw:text-box>
        </draw:frame>
        <draw:frame presentation:style-name="pr6" draw:text-style-name="P19" draw:layer="layout" svg:width="25.2cm" svg:height="10.548cm" svg:x="1.4cm" svg:y="3.8cm" presentation:class="outline">
          <draw:text-box>
            <text:p text:style-name="P18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</text:span><text:span text:style-name="T12"> </text:span><text:span text:style-name="T13">(предвкушение награды)</text:span></text:p>
            <text:p text:style-name="P18"><text:span text:style-name="T14"/></text:p>
            <text:p text:style-name="P18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3">Левая дорсолатеральная </text:span><text:span text:style-name="T13">префронтальная кора</text:span></text:p>
            <text:p text:style-name="P18"><text:span text:style-name="T13"/></text:p>
            <text:p text:style-name="P18"><text:span text:style-name="T9">Тип поведения: </text:span><text:span text:style-name="T10">Активный поиск, </text:span><text:span text:style-name="T10">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</text:span><text:span text:style-name="T10">надежда, радость успех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21" draw:layer="layout" svg:width="14.8cm" svg:height="2cm" svg:x="6.6cm" svg:y="0.6cm" presentation:class="title" presentation:user-transformed="true">
          <draw:text-box>
            <text:p text:style-name="P20"><text:span text:style-name="T15">Система избегания (BIS / Avoidance)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6">Биологическая цель:</text:span> <text:span text:style-name="T17">Выживание, защита от угроз и боли</text:span></text:p>
                <text:p><text:span text:style-name="T17"/></text:p>
                <text:p><text:span text:style-name="T16">Ведущий медиатор:</text:span> <text:span text:style-name="T18">Серотонин, норадреналин, кортизол </text:span><text:span text:style-name="T18">(тревога)</text:span></text:p>
                <text:p><text:span text:style-name="T18"/></text:p>
                <text:p><text:span text:style-name="T16">Ключевые структуры мозга</text:span>: <text:span text:style-name="T18">Амигдала (миндалевидное </text:span><text:span text:style-name="T18">тело), гиппокамп</text:span></text:p>
                <text:p><text:span text:style-name="T18"/></text:p>
                <text:p><text:span text:style-name="T16">Корковая регуляция: </text:span><text:span text:style-name="T18">Правая дорсолатеральная </text:span><text:span text:style-name="T18">префронтальная кора</text:span></text:p>
                <text:p/>
                <text:p><text:span text:style-name="T16">Тип поведения: </text:span><text:span text:style-name="T18">Замирание, бдительность, оценка </text:span><text:span text:style-name="T18">рисков, пассивность</text:span></text:p>
                <text:p><text:span text:style-name="T18"/></text:p>
                <text:p><text:span text:style-name="T16">Эмоциональный фон</text:span><text:tab/>: <text:span text:style-name="T18">Тревога, страх, облегчение при </text:span><text:span text:style-name="T18">отсутствии беды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18M28S</meta:editing-duration>
    <meta:editing-cycles>28</meta:editing-cycles>
    <meta:generator>LibreOffice/24.2.7.2$Linux_X86_64 LibreOffice_project/420$Build-2</meta:generator>
    <dc:title>Metropolis</dc:title>
    <dc:date>2026-01-12T20:41:29.585346434</dc:date>
    <meta:document-statistic meta:object-count="66"/>
  </office:meta>
</office:document-meta>
</file>